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8dd80" officeooo:paragraph-rsid="0018dd80"/>
    </style:style>
    <style:style style:name="P2" style:family="paragraph" style:parent-style-name="Standard">
      <style:text-properties officeooo:rsid="001aa8c4" officeooo:paragraph-rsid="001aa8c4"/>
    </style:style>
    <style:style style:name="T1" style:family="text">
      <style:text-properties officeooo:rsid="001aa8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posta de paleta de cores no site da seleta </text:p>
      <text:p text:style-name="P1"/>
      <text:p text:style-name="P1"/>
      <text:p text:style-name="P1">Inicialmente foi escolhido a cor preta no menu e rodapé por ser uma cor sofisticada, e de certo modo ser uma cor que combina com qualquer outra, além de estar presente no logo.</text:p>
      <text:p text:style-name="P2">Depois foi sugerido utilizar a cor amarela,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6T09:01:31.857749039</meta:creation-date>
    <dc:date>2019-11-26T10:57:41.626377773</dc:date>
    <meta:editing-duration>PT55M48S</meta:editing-duration>
    <meta:editing-cycles>1</meta:editing-cycles>
    <meta:document-statistic meta:table-count="0" meta:image-count="0" meta:object-count="0" meta:page-count="1" meta:paragraph-count="3" meta:word-count="49" meta:character-count="266" meta:non-whitespace-character-count="218"/>
    <meta:generator>LibreOffice/6.0.7.3$Linux_X86_64 LibreOffice_project/00m0$Build-3</meta:generator>
  </office:meta>
</office:document-meta>
</file>